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d4dd"/>
    </style:style>
    <style:style style:name="P2" style:family="paragraph" style:parent-style-name="Standard">
      <style:text-properties officeooo:rsid="001fb302" officeooo:paragraph-rsid="001fb302"/>
    </style:style>
    <style:style style:name="T1" style:family="text">
      <style:text-properties officeooo:rsid="001e6675"/>
    </style:style>
    <style:style style:name="T2" style:family="text">
      <style:text-properties officeooo:rsid="001ed4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äärittelydokumentti:<text:line-break/></text:p>
      <text:p text:style-name="Standard">1) Mitä algoritmeja ja tietorakenteita käytän?<text:line-break/><text:tab/><text:span text:style-name="T1">Monte-Carlo puuhakualgoritmi</text:span><text:line-break/><text:line-break/>2) Mitä ratkon ja miksi ratkon kuin ratkon?<text:line-break/><text:tab/><text:span text:style-name="T2">Go-pelitilanteessa seuraava siirto. Monte-Carlo puuhakualgoritmi on outo tapa toteuttaa tuo, mutta potentiaalisesti hyvin toimiva.</text:span><text:line-break/><text:line-break/>3) Syötteet?</text:p>
      <text:p text:style-name="Standard"><text:tab/>Syötteenä <text:span text:style-name="T2">go-pelilaudan tilanne ja väri jolle etsitään paras siirto.</text:span><text:line-break/><text:line-break/>4) Tavoitteet?<text:line-break/> <text:tab/><text:span text:style-name="T2">Aika- ja tilavaatimus lienevät pakostakin O(2^d) jossa d on haun syvyys.</text:span></text:p>
      <text:p text:style-name="P1">5) Lähteet:<text:line-break/> <text:tab/><text:a xlink:type="simple" xlink:href="https://en.wikipedia.org/wiki/Monte_Carlo_tree_search"><text:span text:style-name="T2">https://en.wikipedia.org/wiki/Monte_Carlo_tree_search</text:span></text:a></text:p>
      <text:p text:style-name="P2"><text:tab/><text:a xlink:type="simple" xlink:href="https://jeffbradberry.com/posts/2015/09/intro-to-monte-carlo-tree-search/">https://jeffbradberry.com/posts/2015/09/intro-to-monte-carlo-tree-search/</text:a></text:p>
      <text:p text:style-name="P2"><text:tab/><text:a xlink:type="simple" xlink:href="http://mcts.ai/code/java.html">http://mcts.ai/code/java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i Hanski</meta:initial-creator>
    <meta:creation-date>2012-09-13T20:32:40</meta:creation-date>
    <dc:date>2016-02-01T04:49:17.088767157</dc:date>
    <meta:editing-duration>PT15M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60" meta:character-count="620" meta:non-whitespace-character-count="553"/>
  </office:meta>
</office:document-meta>
</file>